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.139in" fo:line-height="115%" style:text-autospace="none"/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margin-top="0in" fo:margin-bottom="0.139in" fo:line-height="115%" style:text-autospace="none"/>
      <style:text-properties style:font-name="Calibri" fo:font-size="12pt" fo:language="en" fo:country="none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Table_20_Contents">
      <style:text-properties style:font-name="Calibri" fo:font-size="12pt" style:font-name-asian="Calibri" style:font-size-asian="12pt" style:font-name-complex="Calibri" style:font-size-complex="12pt"/>
    </style:style>
    <style:style style:name="P5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1pt" style:font-name-asian="Calibri" style:font-size-asian="11pt" style:font-name-complex="Calibri" style:font-size-complex="11pt"/>
    </style:style>
    <style:style style:name="P7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P8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.139in" fo:line-height="115%" style:text-autospace="none"/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margin-top="0in" fo:margin-bottom="0.139in" fo:line-height="115%" style:text-autospace="none"/>
    </style:style>
    <style:style style:name="T1" style:family="text">
      <style:text-properties fo:language="en" fo:country="none"/>
    </style:style>
    <style:style style:name="T2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3" style:family="text"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<text:s/><text:span text:style-name="T5">NORMALIZATION</text:span></text:p>
      <text:p text:style-name="P2">**Normalization** is a technique of oraganizing the data into multiple realted tables, to minimize DATA REDUNDANCY</text:p>
      <text:p text:style-name="P2">*DATA REDUNDANCY* is repetation of data in multiple places which increases size of database</text:p>
      <text:p text:style-name="P2">and also gives issues like </text:p>
      <text:p text:style-name="P2">+ insertion anomaly: to insert redundant data for every new row is a a data insertion problem </text:p>
      <text:p text:style-name="P2">+ Deletion anomaly: loss of a related dataset when some other dataset is deleted</text:p>
      <text:p text:style-name="P2">+ Updation anomaly:</text:p>
      <text:p text:style-name="P2">*example*:</text:p>
      <text:p text:style-name="P2">we have a students table where rows are roll_no,name,Branch ,hod(head of department),office_tel</text:p>
      <text:p text:style-name="P2"><text:s/>| roll_no | name | Branch | hod(head of department) | office_tel |</text:p>
      <text:p text:style-name="Standard"><text:span text:style-name="T3">|----------|---------|-----------|-----------------------------------|--------------| <text:s/></text:span></text:p>
      <text:p text:style-name="Standard"><text:span text:style-name="T3">|1| Bruno mars|CSE|Mr.Ramanujam|53337| </text:span></text:p>
      <text:p text:style-name="Standard"><text:span text:style-name="T3">|2| Dennis|CSE|Mr.Ramanujam|53337|</text:span></text:p>
      <text:p text:style-name="Standard"><text:span text:style-name="T3">|3|Bruce lee| CSE| Mr.Ramanujam|53337|</text:span></text:p>
      <text:p text:style-name="Standard"><text:span text:style-name="T3">|4|Michael Jackson|ECE|Mr.Druva|54447| </text:span></text:p>
      <text:p text:style-name="P2"><text:span text:style-name="T3"/></text:p>
      <text:p text:style-name="P2">Whenever we add a new student to students table <text:s/>of samebranch,hod(head of department),office_tel keeps repeated</text:p>
      <text:p text:style-name="P2">To avoid This we partition the table into two tables..This is Normalization</text:p>
      <text:p text:style-name="P2">one is <text:s/>students table and other is Branch table <text:s text:c="34"/>| roll_no | name | Branch | </text:p>
      <text:p text:style-name="Standard"><text:span text:style-name="T3">|----------|---------|------|</text:span></text:p>
      <text:p text:style-name="Standard"><text:span text:style-name="T3">|1| Bruno mars|CSE| </text:span></text:p>
      <text:p text:style-name="Standard"><text:span text:style-name="T3">|2| Dennis|CSE|</text:span></text:p>
      <text:p text:style-name="Standard"><text:span text:style-name="T3">|3|Bruce lee| CSE|</text:span></text:p>
      <text:p text:style-name="P2">|4|Michael Jackson|ECE|</text:p>
      <text:p text:style-name="Standard"><text:span text:style-name="T3">| Branch | hod(head of department) | office_tel |</text:span></text:p>
      <text:p text:style-name="Standard"><text:span text:style-name="T3">|----------|---------|-----------|-----------------------------------|--------------| <text:s/></text:span></text:p>
      <text:p text:style-name="Standard"><text:span text:style-name="T3">|CSE|Mr.Ramanujam|53337| </text:span></text:p>
      <text:p text:style-name="Standard"><text:span text:style-name="T3">|CSE|Mr.Ramanujam|53337|</text:span></text:p>
      <text:p text:style-name="Standard"><text:span text:style-name="T3">| CSE|Mr.Ramanujam|53337|</text:span></text:p>
      <text:p text:style-name="P2">|ECE|Mr.Druva|54447| </text:p>
      <text:p text:style-name="P1"><text:soft-page-break/>there are <text:s/>different types of Normalization</text:p>
      <text:p text:style-name="P1">+ *1NF* </text:p>
      <text:p text:style-name="P1">+ *2NF*</text:p>
      <text:p text:style-name="P1">+ *3NF* </text:p>
      <text:p text:style-name="P1"/>
      <text:p text:style-name="P1">*1NF( 1st Normal Form)*: Every Database should at least follow the <text:s/>1st Normal Form. There are few rules to satisfy 1NF</text:p>
      <text:p text:style-name="Standard"><text:span text:style-name="T2">+ Each Column should </text:span><text:span text:style-name="T1">contain</text:span><text:span text:style-name="T2"> atomic values</text:span></text:p>
      <text:p text:style-name="P8"/>
      <text:p text:style-name="Standard"><text:span text:style-name="T2">+ A column should contain </text:span><text:span text:style-name="T1">values</text:span><text:span text:style-name="T2"> that are of same data type</text:span></text:p>
      <text:p text:style-name="P8"/>
      <text:p text:style-name="Standard"><text:span text:style-name="T2">+ Each colum should Have a </text:span><text:span text:style-name="T1">unique</text:span><text:span text:style-name="T2"> name</text:span></text:p>
      <text:p text:style-name="P8"/>
      <text:p text:style-name="P1">+ Order in which data is saved doesn't matter</text:p>
      <text:p text:style-name="P1">*2NF(2nd<text:span text:style-name="T4"> <text:s/></text:span>Normal Form)*: For a table to be in <text:s/>2NF</text:p>
      <text:p text:style-name="P1">+ it should be in 1st Normal Form</text:p>
      <text:p text:style-name="P1">+ And, it should not Have any Partial Dependencies</text:p>
      <text:p text:style-name="P1">*example*:we have a students table</text:p>
      <text:p text:style-name="P11"><text:span text:style-name="T2"><text:s/>| student_id</text:span><text:span text:style-name="T3">| name | Reg_no| Branch | address|</text:span></text:p>
      <text:p text:style-name="P11"><text:span text:style-name="T3">|----------|---------|-----------|-----------------------------------|--------------| <text:s/></text:span></text:p>
      <text:p text:style-name="Standard"><text:span text:style-name="T3">|1| Bruno mars|100|CSE|United states| </text:span></text:p>
      <text:p text:style-name="Standard"><text:span text:style-name="T3">|2| Dennis|101|CSE|New York|</text:span></text:p>
      <text:p text:style-name="Standard"><text:span text:style-name="T3">|3|Bruce lee| 102| CSE|Hong-kong|</text:span></text:p>
      <text:p text:style-name="P1"><text:span text:style-name="T6">|4|Michael Jackson|103|ECE|United states| <text:s/></text:span></text:p>
      <text:p text:style-name="P1">Lets create subject table</text:p>
      <text:p text:style-name="P1"><text:span text:style-name="T6">|subject_id|subject_name|</text:span></text:p>
      <text:p text:style-name="Standard"><text:span text:style-name="T3">|-------------|------------------| </text:span></text:p>
      <text:p text:style-name="Standard"><text:span text:style-name="T3">|1002|Maths|</text:span></text:p>
      <text:p text:style-name="P1"><text:span text:style-name="T6"><text:s text:c="2"/></text:span></text:p>
      <text:p text:style-name="P1">Another table called scores table is created to save marks obtained by students in each subject</text:p>
      <text:p text:style-name="Standard"/>
      <text:p text:style-name="Standard"/>
      <text:p text:style-name="Standard"/>
      <text:p text:style-name="Standard"><text:soft-page-break/>| score_id<text:span text:style-name="T3"> |student_id | subject_id | marks| teacher|</text:span></text:p>
      <text:p text:style-name="Standard"><text:span text:style-name="T3">|----------|---------|-----------|-----------------------------------|--------------| <text:s/></text:span></text:p>
      <text:p text:style-name="Standard"><text:span text:style-name="T3">|1| 1000|1|85|</text:span><text:span text:style-name="T2">Mr. Vijay</text:span><text:span text:style-name="T3">| </text:span></text:p>
      <text:p text:style-name="Standard"><text:span text:style-name="T3">|2|1001|3|73|Mr.Anand|</text:span></text:p>
      <text:p text:style-name="Standard"><text:span text:style-name="T3">|3|1002| 2| 90|Mr.Ajay|</text:span></text:p>
      <text:p text:style-name="P1"><text:span text:style-name="T6">|4|Michael Jackson|1003|4|Mr.Devendre| </text:span></text:p>
      <text:p text:style-name="P1">Here the primary key is student_id + subject_id...notice that teacher column only depends on subject_id but not on student_id <text:s/>this is called Partial Dependency and for a tble to be in 2NF this should not exist.</text:p>
      <text:p text:style-name="P1">Move teacher column to subject table</text:p>
      <text:p text:style-name="P1"><text:s/><text:span text:style-name="T6">|</text:span>subject_id|subject_name|teacher|</text:p>
      <text:p text:style-name="P1">|--------------|------------------ |----------| </text:p>
      <text:p text:style-name="P1">*3NF(3<text:span text:style-name="T4">rd</text:span> Normal Form)* :For a table to be in 3NF</text:p>
      <text:p text:style-name="P1">+ it should be in 2NF</text:p>
      <text:p text:style-name="P1">+ it should not have Transitive Dependency</text:p>
      <text:p text:style-name="P1">lets continue our previous example</text:p>
      <text:p text:style-name="P1">in scores table add two more columns which are exam_name, total_marks</text:p>
      <text:p text:style-name="P1">|score_id|student_id|subject_id|marks|exam_name|total_marks|</text:p>
      <text:p text:style-name="P1">|-----------|--------------|--------------|--------|----------------|-----------------|</text:p>
      <text:p text:style-name="P1"/>
      <text:p text:style-name="P1">student_id+subject_id is the primary key in scores table.Here total_marks depends only on exam_name which is a non-key attribute.this is Transitive Dependency</text:p>
      <text:p text:style-name="P1">to satisfy 3NF Transitive Dependency should not exist. We make a new table exam where we take out exam_name and total_marks from scores table and add in exam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6T12:52:06.28</meta:creation-date>
    <dc:date>2019-02-26T17:29:54.82</dc:date>
    <meta:editing-duration>PT4H35M16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3" meta:paragraph-count="73" meta:word-count="512" meta:character-count="3750"/>
  </office:meta>
</office:document-meta>
</file>